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5.362cm" fo:min-width="0.444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766cm" fo:min-width="0.231cm" fo:padding-top="0.15cm" fo:padding-bottom="0.15cm" fo:padding-left="0.275cm" fo:padding-right="0.275cm"/>
    </style:style>
    <style:style style:name="gr3" style:family="graphic" style:parent-style-name="standard">
      <style:graphic-properties svg:stroke-width="0.076cm" svg:stroke-color="#000000" draw:marker-start-width="0.418cm" draw:marker-end-width="0.418cm" draw:fill="solid" draw:fill-color="#ffffff" draw:textarea-horizontal-align="justify" draw:textarea-vertical-align="middle" draw:auto-grow-height="false" fo:min-height="0.401cm" fo:min-width="7.795cm" fo:padding-top="0.162cm" fo:padding-bottom="0.162cm" fo:padding-left="0.287cm" fo:padding-right="0.287cm"/>
    </style:style>
    <style:style style:name="gr4" style:family="graphic" style:parent-style-name="objectwithoutfill">
      <style:graphic-properties svg:stroke-width="0.051cm" svg:stroke-color="#000000" draw:marker-start-width="0.356cm" draw:marker-end-width="0.356cm" draw:fill="solid" draw:fill-color="#ffffff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304cm" fo:min-width="0.002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cm" fo:min-width="0.001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382cm" fo:min-width="0.23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552cm" fo:min-width="0.23cm" fo:padding-top="0.15cm" fo:padding-bottom="0.15cm" fo:padding-left="0.275cm" fo:padding-right="0.2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993cm" svg:height="6.136cm" svg:x="6.035cm" svg:y="3.424cm">
            <text:p/>
            <draw:enhanced-geometry svg:viewBox="0 0 88 21600" draw:glue-points="44 ?f6 44 0 0 10800 44 21600 88 10800" draw:text-areas="0 ?f6 88 ?f3" draw:type="can" draw:modifiers="1114.7168160944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2" draw:layer="layout" svg:width="0.78cm" svg:height="1.705cm" svg:x="0.6cm" svg:y="6.17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3" draw:text-style-name="P1" draw:layer="layout" svg:width="8.368cm" svg:height="2.898cm" draw:transform="skewX (-0.00994837673636768) translate (2.271cm 0.816cm)">
              <text:p/>
              <draw:enhanced-geometry svg:viewBox="0 0 88 21600" draw:glue-points="44 ?f6 44 0 0 10800 44 21600 88 10800" draw:text-areas="0 ?f6 88 ?f3" draw:mirror-horizontal="false" draw:mirror-vertical="false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line draw:style-name="gr4" draw:text-style-name="P1" draw:layer="layout" svg:x1="6.447cm" svg:y1="1.9cm" svg:x2="6.447cm" svg:y2="2.241cm">
              <text:p/>
            </draw:line>
            <draw:line draw:style-name="gr4" draw:text-style-name="P1" draw:layer="layout" svg:x1="6.447cm" svg:y1="0.827cm" svg:x2="6.447cm" svg:y2="1.168cm">
              <text:p/>
            </draw:line>
            <draw:line draw:style-name="gr4" draw:text-style-name="P1" draw:layer="layout" svg:x1="2.24cm" svg:y1="1.519cm" svg:x2="2.552cm" svg:y2="1.519cm">
              <text:p/>
            </draw:line>
            <draw:line draw:style-name="gr4" draw:text-style-name="P1" draw:layer="layout" svg:x1="10.344cm" svg:y1="1.519cm" svg:x2="10.656cm" svg:y2="1.519cm">
              <text:p/>
            </draw:line>
            <draw:line draw:style-name="gr4" draw:text-style-name="P1" draw:layer="layout" svg:x1="9.042cm" svg:y1="0.946cm" svg:x2="8.741cm" svg:y2="1.034cm">
              <text:p/>
            </draw:line>
            <draw:line draw:style-name="gr4" draw:text-style-name="P1" draw:layer="layout" svg:x1="3.96cm" svg:y1="0.927cm" svg:x2="4.261cm" svg:y2="1.015cm">
              <text:p/>
            </draw:line>
            <draw:line draw:style-name="gr4" draw:text-style-name="P1" draw:layer="layout" svg:x1="4.255cm" svg:y1="2.02cm" svg:x2="3.954cm" svg:y2="2.108cm">
              <text:p/>
            </draw:line>
            <draw:line draw:style-name="gr4" draw:text-style-name="P1" draw:layer="layout" svg:x1="8.75cm" svg:y1="2.001cm" svg:x2="9.051cm" svg:y2="2.089cm">
              <text:p/>
            </draw:line>
          </draw:g>
          <draw:custom-shape draw:style-name="gr5" draw:text-style-name="P2" draw:layer="layout" svg:width="0.78cm" svg:height="0.852cm" svg:x="1.041cm" svg:y="1.2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1.39cm" svg:y1="1.574cm" svg:x2="2.326cm" svg:y2="2.426cm">
            <text:p/>
          </draw:line>
          <draw:custom-shape draw:style-name="gr7" draw:text-style-name="P2" draw:layer="layout" svg:width="0.779cm" svg:height="0.164cm" svg:x="5.445cm" svg:y="1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" draw:layer="layout" svg:x1="1.39cm" svg:y1="1.233cm" svg:x2="5.445cm" svg:y2="1.233cm">
            <text:p/>
          </draw:line>
          <draw:line draw:style-name="gr8" draw:text-style-name="P2" draw:layer="layout" svg:x1="6.179cm" svg:y1="1.233cm" svg:x2="11.527cm" svg:y2="1.233cm">
            <text:p/>
          </draw:line>
          <draw:line draw:style-name="gr8" draw:text-style-name="P2" draw:layer="layout" svg:x1="1.022cm" svg:y1="1.502cm" svg:x2="1.022cm" svg:y2="6.445cm">
            <text:p/>
          </draw:line>
          <draw:custom-shape draw:style-name="gr9" draw:text-style-name="P2" draw:layer="layout" svg:width="0.78cm" svg:height="0.682cm" svg:x="11.577cm" svg:y="6.311cm">
            <text:p/>
            <draw:enhanced-geometry svg:viewBox="0 0 88 21600" draw:glue-points="44 ?f6 44 0 0 10800 44 21600 88 10800" draw:text-areas="0 ?f6 88 ?f3" draw:mirror-vertical="false" draw:mirror-horizontal="tru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2" draw:layer="layout" svg:width="0.78cm" svg:height="0.852cm" svg:x="11.136cm" svg:y="1.23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line draw:style-name="gr8" draw:text-style-name="P2" draw:layer="layout" svg:x1="11.935cm" svg:y1="1.502cm" svg:x2="11.935cm" svg:y2="6.445cm">
            <text:p/>
          </draw:line>
          <draw:line draw:style-name="gr6" draw:text-style-name="P2" draw:layer="layout" svg:x1="11.527cm" svg:y1="1.574cm" svg:x2="10.591cm" svg:y2="2.42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6T15:01:25.482309000</meta:creation-date>
    <dc:date>2017-07-06T15:27:27.772966000</dc:date>
    <meta:editing-duration>PT5M24S</meta:editing-duration>
    <meta:editing-cycles>1</meta:editing-cycles>
    <meta:document-statistic meta:object-count="23"/>
    <meta:generator>LibreOffice/5.3.2.2$MacOSX_X86_64 LibreOffice_project/6cd4f1ef626f15116896b1d8e1398b56da0d0ee1</meta:generator>
  </office:meta>
</office:document-meta>
</file>